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P10" style:family="paragraph" style:parent-style-name="Text_20_body" style:list-style-name="L5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z első weboldalad</text:h>
      <text:h text:style-name="Heading_20_2" text:outline-level="2"><text:bookmark text:name="user-content-hozd-létre-ezt-a-weboldalt"/>Hozd létre ezt a <text:a xlink:type="simple" xlink:href="https://github.com/green-fox-academy/teaching-materials/blob/master/workshop/first-website/first-website-design.png" text:style-name="Internet_20_link" text:visited-style-name="Visited_20_Internet_20_Link">weboldalt</text:a></text:h>
      <text:list xml:id="list5299719168344988354" text:style-name="L1">
        <text:list-item>
          <text:p text:style-name="P6">Használd a jegyzeteidet, amiket eddig készítettél! </text:p>
        </text:list-item>
        <text:list-item>
          <text:p text:style-name="P6">Utánanézhetsz kérdéses témáknak <text:a xlink:type="simple" xlink:href="https://developer.mozilla.org/hu/" text:style-name="Internet_20_link" text:visited-style-name="Visited_20_Internet_20_Link">itt</text:a> </text:p>
        </text:list-item>
        <text:list-item>
          <text:p text:style-name="P1"><text:a xlink:type="simple" xlink:href="https://www.google.com/" text:style-name="Internet_20_link" text:visited-style-name="Visited_20_Internet_20_Link">Google-zz</text:a>, ha elakadsz valamivel </text:p>
        </text:list-item>
      </text:list>
      <text:p text:style-name="Text_20_body">Javasoljuk, hogy töltsd le, és használd ehhez a <text:a xlink:type="simple" xlink:href="https://code.visualstudio.com/" text:style-name="Internet_20_link" text:visited-style-name="Visited_20_Internet_20_Link">Visual Studio Code-ot.</text:a></text:p>
      <text:h text:style-name="Heading_20_2" text:outline-level="2"><text:bookmark text:name="user-content-ezt-a-könyvtárszerkezetet-használd--építsd-fel"/>Ezt a könyvtárszerkezetet használd / építsd fel</text:h>
      <text:list xml:id="list1077781948864331269" text:style-name="L2">
        <text:list-item>
          <text:p text:style-name="P7">myFirstWebsite/ </text:p>
          <text:list>
            <text:list-item>
              <text:p text:style-name="P7">assets/ </text:p>
              <text:list>
                <text:list-item>
                  <text:p text:style-name="P7"><text:a xlink:type="simple" xlink:href="https://www.toptal.com/designers/subtlepatterns/topography/" text:style-name="Internet_20_link" text:visited-style-name="Visited_20_Internet_20_Link">háttérkép</text:a> </text:p>
                </text:list-item>
                <text:list-item>
                  <text:p text:style-name="P7"><text:a xlink:type="simple" xlink:href="https://github.com/green-fox-academy/teaching-materials/blob/master/workshop/first-website/aperture.svg" text:style-name="Internet_20_link" text:visited-style-name="Visited_20_Internet_20_Link">logó</text:a> </text:p>
                </text:list-item>
              </text:list>
            </text:list-item>
            <text:list-item>
              <text:p text:style-name="P7">index.html </text:p>
            </text:list-item>
            <text:list-item>
              <text:p text:style-name="P2">styles.css </text:p>
            </text:list-item>
          </text:list>
        </text:list-item>
      </text:list>
      <text:h text:style-name="Heading_20_2" text:outline-level="2"><text:bookmark text:name="user-content-feladatok"/>Feladatok</text:h>
      <text:list xml:id="list5343336797391388333" text:style-name="L3">
        <text:list-item>
          <text:p text:style-name="P8">Használd a saját nevedet Tony Stark-é helyett </text:p>
        </text:list-item>
        <text:list-item>
          <text:p text:style-name="P8">Írj két mondatot magadról a neved alá </text:p>
        </text:list-item>
        <text:list-item>
          <text:p text:style-name="P8">Találd ki, miről szólnak ezek a <text:a xlink:type="simple" xlink:href="https://github.com/green-fox-academy/teaching-materials/blob/master/workshop/first-website/wiki.hu.md" text:style-name="Internet_20_link" text:visited-style-name="Visited_20_Internet_20_Link">definíciók</text:a> és tedd be őket egy elválasztó alá ( --- ), ahogyan a kész terven láttad </text:p>
        </text:list-item>
        <text:list-item>
          <text:p text:style-name="P3">Próbálj meg a bemutatotthoz hasonló stílust megalkotni a weboldaladnak </text:p>
        </text:list-item>
      </text:list>
      <text:h text:style-name="Heading_20_2" text:outline-level="2"><text:bookmark text:name="user-content-ezekre-figyelj-oda"/>Ezekre figyelj oda</text:h>
      <text:h text:style-name="Heading_20_3" text:outline-level="3"><text:bookmark text:name="user-content-html"/>HTML</text:h>
      <text:list xml:id="list2122854517994929498" text:style-name="L4">
        <text:list-item>
          <text:p text:style-name="P9">Nav bar (navigáció) linkekkel </text:p>
        </text:list-item>
        <text:list-item>
          <text:p text:style-name="P9">Title (cím) </text:p>
        </text:list-item>
        <text:list-item>
          <text:p text:style-name="P9">A neved </text:p>
        </text:list-item>
        <text:list-item>
          <text:p text:style-name="P9">Két mondat magadról </text:p>
        </text:list-item>
        <text:list-item>
          <text:p text:style-name="P9">Elválasztó (---) </text:p>
        </text:list-item>
        <text:list-item>
          <text:p text:style-name="P9">A definíciók, címekkel együtt </text:p>
        </text:list-item>
        <text:list-item>
          <text:p text:style-name="P9">Kösd össze a CSS fájlodat a HTML fájloddal </text:p>
        </text:list-item>
        <text:list-item>
          <text:p text:style-name="P4">Oszd fel a HTML fájlodat több részre, ehhez használj <text:a xlink:type="simple" xlink:href="https://tferi.hu/weblapkeszites-html-alapokon-1/html5-1-resz?showall=&amp;start=2" text:style-name="Internet_20_link" text:visited-style-name="Visited_20_Internet_20_Link">szemantikus elemeket!</text:a> </text:p>
        </text:list-item>
      </text:list>
      <text:h text:style-name="Heading_20_3" text:outline-level="3"><text:bookmark text:name="user-content-css"/>CSS</text:h>
      <text:list xml:id="list8231585665541679777" text:style-name="L5">
        <text:list-item>
          <text:p text:style-name="P10">Paddings (kitöltés) </text:p>
        </text:list-item>
        <text:list-item>
          <text:p text:style-name="P10">Margins (margó) </text:p>
        </text:list-item>
        <text:list-item>
          <text:p text:style-name="P10">Line-height (sor magasság) </text:p>
        </text:list-item>
        <text:list-item>
          <text:p text:style-name="P10">Font-sizes (betűméret) </text:p>
        </text:list-item>
        <text:list-item>
          <text:p text:style-name="P10">Pozicionáld középre a tartalmat </text:p>
        </text:list-item>
        <text:list-item>
          <text:p text:style-name="P10"><text:soft-page-break/>10% padding (kitöltés) a két szélen </text:p>
        </text:list-item>
        <text:list-item>
          <text:p text:style-name="P10">Használj valamilyen <text:a xlink:type="simple" xlink:href="https://webkapu.hu/google-betutipus/" text:style-name="Internet_20_link" text:visited-style-name="Visited_20_Internet_20_Link">google betűtípust</text:a> </text:p>
        </text:list-item>
        <text:list-item>
          <text:p text:style-name="P10">A "Base text font" (vagyis alap betűtípus) legyen <text:span text:style-name="Source_20_Text">consolas</text:span> vagy <text:span text:style-name="Source_20_Text">courier</text:span> </text:p>
        </text:list-item>
        <text:list-item>
          <text:p text:style-name="P10">A Header (fejléc) háttérszíne: <text:span text:style-name="Source_20_Text">#333333</text:span> </text:p>
        </text:list-item>
        <text:list-item>
          <text:p text:style-name="P5">Linkek és alcímek színe: <text:span text:style-name="Source_20_Text">#ff0099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F</meta:initial-creator>
    <meta:creation-date>2021-10-12T08:52:44.76</meta:creation-date>
    <meta:document-statistic meta:table-count="0" meta:image-count="0" meta:object-count="0" meta:page-count="2" meta:paragraph-count="39" meta:word-count="209" meta:character-count="1249"/>
    <dc:date>2021-10-12T08:53:30.38</dc:date>
    <dc:creator>A F</dc:creator>
    <meta:editing-duration>PT45S</meta:editing-duration>
    <meta:editing-cycles>1</meta:editing-cycles>
    <meta:generator>OpenOffice/4.1.7$Win32 OpenOffice.org_project/417m1$Build-9800</meta:generator>
  </office:meta>
</office:document-meta>
</file>